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Ubuntu" svg:font-family="Ubuntu"/>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fo:line-height="138%" fo:text-indent="0cm" style:auto-text-indent="false" style:writing-mode="lr-tb"/>
      <style:text-properties fo:font-variant="normal" fo:text-transform="none" fo:color="#000000" style:text-line-through-style="none" style:font-name="Ubuntu" fo:font-size="11pt" fo:font-style="normal" style:text-underline-style="none" fo:font-weight="bold" style:text-blinking="false" fo:background-color="transparent" style:font-size-asian="11pt" style:font-size-complex="11pt"/>
    </style:style>
    <style:style style:name="P2" style:family="paragraph" style:parent-style-name="Text_20_body">
      <style:paragraph-properties fo:margin-left="2.501cm" fo:margin-right="0cm" fo:margin-top="0cm" fo:margin-bottom="0cm" fo:line-height="138%" fo:text-indent="0cm" style:auto-text-indent="false" style:writing-mode="lr-tb"/>
      <style:text-properties fo:font-variant="normal" fo:text-transform="none" fo:color="#000000" style:text-line-through-style="none" style:font-name="Ubuntu" fo:font-size="11pt" fo:font-style="normal" style:text-underline-style="none" fo:font-weight="normal" style:text-blinking="false" fo:background-color="transparent" style:font-size-asian="11pt" style:font-size-complex="11pt"/>
    </style:style>
    <style:style style:name="P3" style:family="paragraph" style:parent-style-name="Text_20_body">
      <style:paragraph-properties fo:margin-left="2.501cm" fo:margin-right="0cm" fo:margin-top="0cm" fo:margin-bottom="0cm" fo:line-height="138%" fo:text-indent="0cm" style:auto-text-indent="false" style:writing-mode="lr-tb"/>
      <style:text-properties fo:font-size="11pt" style:font-size-asian="11pt" style:font-size-complex="11pt"/>
    </style:style>
    <style:style style:name="P4" style:family="paragraph" style:parent-style-name="Text_20_body">
      <style:paragraph-properties fo:margin-left="2.501cm" fo:margin-right="0cm" fo:line-height="138%" fo:text-indent="0cm" style:auto-text-indent="false" style:writing-mode="lr-tb"/>
      <style:text-properties fo:font-size="11pt" style:font-size-asian="11pt" style:font-size-complex="11pt"/>
    </style:style>
    <style:style style:name="P5" style:family="paragraph" style:parent-style-name="Standard">
      <style:paragraph-properties fo:margin-left="-1.251cm" fo:margin-right="0cm" fo:text-indent="0cm" style:auto-text-indent="false"/>
      <style:text-properties fo:font-size="11pt" style:font-size-asian="11pt" style:font-size-complex="11pt"/>
    </style:style>
    <style:style style:name="P6"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Ubuntu" fo:font-size="11pt" fo:font-style="normal" style:text-underline-style="none" fo:font-weight="bold" style:text-blinking="false" fo:background-color="transparent" style:font-size-asian="11pt" style:font-size-complex="11pt"/>
    </style:style>
    <style:style style:name="P7" style:family="paragraph" style:parent-style-name="Text_20_body" style:list-style-name="L2">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Ubuntu" fo:font-size="11pt" fo:font-style="normal" style:text-underline-style="none" fo:font-weight="bold" style:text-blinking="false" fo:background-color="transparent" style:font-size-asian="11pt" style:font-size-complex="11pt"/>
    </style:style>
    <style:style style:name="P8" style:family="paragraph" style:parent-style-name="Text_20_body" style:list-style-name="L3">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Ubuntu" fo:font-size="11pt" fo:font-style="normal" style:text-underline-style="none" fo:font-weight="bold" style:text-blinking="false" fo:background-color="transparent" style:font-size-asian="11pt" style:font-size-complex="11pt"/>
    </style:style>
    <style:style style:name="P9" style:family="paragraph" style:parent-style-name="Text_20_body" style:list-style-name="L4">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Ubuntu" fo:font-size="11pt" fo:font-style="normal" style:text-underline-style="none" fo:font-weight="bold" style:text-blinking="false" fo:background-color="transparent" style:font-size-asian="11pt" style:font-size-complex="11pt"/>
    </style:style>
    <style:style style:name="P10"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Ubuntu" fo:font-size="11pt" fo:font-style="normal" style:text-underline-style="none" fo:font-weight="normal" style:text-blinking="false" fo:background-color="transparent" style:font-size-asian="11pt" style:font-size-complex="11pt"/>
    </style:style>
    <style:style style:name="P11" style:family="paragraph" style:parent-style-name="Text_20_body" style:list-style-name="L4">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Ubuntu" fo:font-size="11pt" fo:font-style="normal" style:text-underline-style="none" fo:font-weight="normal" style:text-blinking="false" fo:background-color="transparent" style:font-size-asian="11pt" style:font-size-complex="11pt"/>
    </style:style>
    <style:style style:name="P12"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Ubuntu" fo:font-size="11pt" fo:font-style="normal" style:text-underline-style="none" fo:font-weight="normal" style:text-blinking="false" style:font-size-asian="11pt" style:font-size-complex="11pt"/>
    </style:style>
    <style:style style:name="P13" style:family="paragraph" style:parent-style-name="Text_20_body" style:list-style-name="L3">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Ubuntu" fo:font-size="11pt" fo:font-style="normal" style:text-underline-style="none" fo:font-weight="normal" style:text-blinking="false" style:font-size-asian="11pt" style:font-size-complex="11pt"/>
    </style:style>
    <style:style style:name="P14" style:family="paragraph" style:parent-style-name="Text_20_body" style:list-style-name="L4">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Ubuntu" fo:font-size="11pt" fo:font-style="normal" style:text-underline-style="none" fo:font-weight="normal" style:text-blinking="false" style:font-size-asian="11pt" style:font-size-complex="11pt"/>
    </style:style>
    <style:style style:name="T1" style:family="text">
      <style:text-properties fo:background-color="transparent"/>
    </style:style>
    <style:style style:name="T2" style:family="text">
      <style:text-properties fo:font-weight="bold" fo:background-color="transparent"/>
    </style:style>
    <style:style style:name="T3" style:family="text">
      <style:text-properties fo:font-variant="normal" fo:text-transform="none" fo:color="#000000" style:text-line-through-style="none" style:font-name="Ubuntu"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Ubuntu" fo:font-style="normal" style:text-underline-style="none" fo:font-weight="bold" style:text-blinking="false" fo:background-color="transparent"/>
    </style:style>
    <style:style style:name="T5" style:family="text">
      <style:text-properties fo:color="#ff0000" fo:font-weight="bold" fo:background-color="transparen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96dac666-0243-77ac-346f-8f37f707cecd"/>Team Git Policy</text:p>
      <text:list xml:id="list31568103" text:style-name="L1">
        <text:list-item>
          <text:p text:style-name="P6">Branching</text:p>
          <text:list>
            <text:list-item>
              <text:p text:style-name="P10">Every new feature should have its own branch.</text:p>
            </text:list-item>
            <text:list-item>
              <text:p text:style-name="P12"><text:span text:style-name="T2">Naming</text:span><text:span text:style-name="T1"><text:line-break/>branch is a distinct thread of work so each branch name should include the developer’s initials, the name of the feature, and optionally, the task number from JIRA. <text:line-break/>Eg., </text:span><text:span text:style-name="T2">git branch SV_29_data_break_up</text:span><text:span text:style-name="T1">. Then <text:line-break/></text:span><text:span text:style-name="T2">git checkout SV_29_data_break_up</text:span><text:span text:style-name="T1">.</text:span></text:p>
            </text:list-item>
            <text:list-item>
              <text:p text:style-name="P10">A new branch should almost always come from the most up to date version of the master branch (or another high level branch).</text:p>
            </text:list-item>
          </text:list>
        </text:list-item>
        <text:list-item>
          <text:p text:style-name="P6">Merging</text:p>
          <text:list>
            <text:list-item>
              <text:p text:style-name="P6">Responsibilities</text:p>
            </text:list-item>
          </text:list>
        </text:list-item>
      </text:list>
      <text:p text:style-name="P2">You are responsible for merging your working branch to the master branch. You must perform the merge on your local machine and verify that it builds before committing to the master branch.</text:p>
      <text:list xml:id="list31553671" text:style-name="L2">
        <text:list-item>
          <text:list>
            <text:list-item>
              <text:p text:style-name="P7">In Case of Emergency</text:p>
            </text:list-item>
          </text:list>
        </text:list-item>
      </text:list>
      <text:p text:style-name="P2">If you are unable to successfully merge your branch to master, ask another team member to check out your branch and attempt to merge (this can be done during a team meeting or whenever another team member is available) </text:p>
      <text:list xml:id="list31578867" text:style-name="L3">
        <text:list-item>
          <text:p text:style-name="P8">Committing</text:p>
          <text:list>
            <text:list-item>
              <text:p text:style-name="P13"><text:span text:style-name="T5">Do not commit unfinished code/code that does not build to the master branch ever,</text:span><text:span text:style-name="T1"> we do not want to pollute our baseline with bad code. </text:span></text:p>
            </text:list-item>
            <text:list-item>
              <text:p text:style-name="P13"><text:span text:style-name="T2">git status</text:span><text:span text:style-name="T1"> to see what branch you are on and any modified files.<text:line-break/></text:span><text:span text:style-name="T2">git add .</text:span><text:span text:style-name="T1"> to add all untracked files to the commit.<text:line-break/></text:span><text:span text:style-name="T2">git commit -m ‘</text:span><text:span text:style-name="T1">commit message here’ to commit with a message.</text:span></text:p>
            </text:list-item>
            <text:list-item>
              <text:p text:style-name="P8">Commit Message </text:p>
            </text:list-item>
          </text:list>
        </text:list-item>
      </text:list>
      <text:p text:style-name="P2">Commit messages should be prefaced with issue number  and main areas worked on. </text:p>
      <text:p text:style-name="P3"><text:span text:style-name="T3">Eg., </text:span><text:span text:style-name="T4">AT-30: OCRWrapper - Finished input/output functions.</text:span></text:p>
      <text:p text:style-name="P3"><text:span text:style-name="T3">A commit message should convey exactly why the change is </text:span><text:span text:style-name="T4">necessary</text:span><text:span text:style-name="T3">, and summarize the work that was completed. Try to be as concise as possible.</text:span></text:p>
      <text:p text:style-name="P4"/>
      <text:list xml:id="list31563836" text:style-name="L4">
        <text:list-item>
          <text:p text:style-name="P9">Remotes</text:p>
          <text:list>
            <text:list-item>
              <text:p text:style-name="P11">We will use only the GitHub remote https://github.com/COSC470TeamA/COSC-470-Project.git, called origin by default as a centrilized repository.</text:p>
            </text:list-item>
            <text:list-item>
              <text:p text:style-name="P14"><text:span text:style-name="T2">git remote -v</text:span><text:span text:style-name="T1"> to see configured remotes for fetch and push.</text:span></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Ubuntu" svg:font-family="Ubuntu"/>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785cm" fo:margin-bottom="1.00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meta:initial-creator>
    <meta:creation-date>2016-10-26T11:36:00.60</meta:creation-date>
    <dc:date>2016-10-26T11:37:39.79</dc:date>
    <dc:creator>Chris </dc:creator>
    <meta:editing-duration>PT00H01M12S</meta:editing-duration>
    <meta:editing-cycles>2</meta:editing-cycles>
    <meta:generator>OpenOffice.org/3.1$Win32 OpenOffice.org_project/310m11$Build-9399</meta:generator>
    <meta:document-statistic meta:table-count="0" meta:image-count="0" meta:object-count="0" meta:page-count="1" meta:paragraph-count="20" meta:word-count="300" meta:character-count="1748"/>
  </office:meta>
</office:document-meta>
</file>